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HelperImpl.getRequest( FOM_Cocoon coco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Impl.reservedCheckIn( FOM_Cocoon cocoon , boolean bac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HelperImpl.getPageEnvelope( FOM_Cocoon coco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owHelperImpl.getObjectModel( FOM_Cocoon coco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Impl.getImageParameterValue( FOM_Cocoon cocoon , String paramete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lowHelperImpl.getDocumentHelper( FOM_Cocoon coco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Impl.FlowHelp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HelperImpl.triggerWorkflow( FOM_Cocoon cocoon , String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HelperImpl.getRequestURI( FOM_Cocoon coco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Help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